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CookieHelper.getValu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returnCookieProperty( Map objectModel , String cookieName , int cookieIndex , String propertyPrefi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PCookieHelper.getComment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Version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Secur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Nam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MaxAg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Cookie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CookieHelper.getCookie( Map objectModel , String cookieName , int cookie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SPCookieHelper.getCookies( Map objectModel , ContentHandler contentHandl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SPCookieHelper.addCookie( Map objectModel , String name , String value , String comment , String domain , int maxage , String path , String secure , int ver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PCookieHelper.getPath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Cookie( Map objectModel , String cookieName , int cookieIndex , ContentHandler contentHandl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SPCookieHelper.getDomain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